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Monofur Nerd Font" svg:font-family="'Monofur Nerd Font'" style:font-adornments="Regular" style:font-pitch="fixed"/>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office:font-face-decls>
  <office:automatic-styles>
    <style:style style:name="P1" style:family="paragraph" style:parent-style-name="Text_20_body">
      <style:text-properties officeooo:paragraph-rsid="000c65f2"/>
    </style:style>
    <style:style style:name="P2" style:family="paragraph" style:parent-style-name="Text_20_body">
      <style:text-properties officeooo:paragraph-rsid="000d1e88"/>
    </style:style>
    <style:style style:name="P3" style:family="paragraph" style:parent-style-name="Footer">
      <style:paragraph-properties fo:text-align="center" style:justify-single-word="false"/>
      <style:text-properties officeooo:rsid="00110781" officeooo:paragraph-rsid="00110781"/>
    </style:style>
    <style:style style:name="P4" style:family="paragraph" style:parent-style-name="Text_20_body">
      <style:text-properties officeooo:paragraph-rsid="000d1e88"/>
    </style:style>
    <style:style style:name="P5" style:family="paragraph" style:parent-style-name="Text_20_body">
      <style:text-properties officeooo:rsid="00110781" officeooo:paragraph-rsid="00110781"/>
    </style:style>
    <style:style style:name="P6" style:family="paragraph" style:parent-style-name="Text_20_body">
      <style:text-properties officeooo:paragraph-rsid="00110781"/>
    </style:style>
    <style:style style:name="T1" style:family="text">
      <style:text-properties officeooo:rsid="000a78ee"/>
    </style:style>
    <style:style style:name="T2" style:family="text">
      <style:text-properties officeooo:rsid="000c65f2"/>
    </style:style>
    <style:style style:name="T3" style:family="text">
      <style:text-properties officeooo:rsid="000d1e88"/>
    </style:style>
    <style:style style:name="T4" style:family="text">
      <style:text-properties officeooo:rsid="000f09be"/>
    </style:style>
    <style:style style:name="T5" style:family="text">
      <style:text-properties officeooo:rsid="0011078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May The Spooky Be Upon Thee!</text:p>
      <text:p text:style-name="Text_20_body"><text:tab/>Welcome to our special Halloween zine! This is the first collaborative zine made by the burgeoning Rutgers Zine Interest Group. To learn more, join our Discord with the QR code below, or follow us on Instagram @DOUBLECHECKINSTANAME</text:p>
      <text:p text:style-name="Text_20_body"><text:tab/>Please enjoy this zine’s selection of pictures and essays.</text:p>
      <text:p text:style-name="Text_20_body"/>
      <text:p text:style-name="Text_20_body">In this issue:</text:p>
      <text:p text:style-name="P1">Befriend Your Local Werewol<text:span text:style-name="T2">f.............</text:span><text:span text:style-name="T5">3</text:span></text:p>
      <text:p text:style-name="P1">Bloody Mary – Vivianne Dambeck<text:span text:style-name="T2">...........</text:span><text:span text:style-name="T5">4</text:span></text:p>
      <text:p text:style-name="P2">Tell You A Story<text:span text:style-name="T2">.........................</text:span><text:span text:style-name="T5">5</text:span></text:p>
      <text:p text:style-name="P5">Random Gender Costume – Vivianne Dambeck <text:span text:style-name="T2">.................................</text:span>9</text:p>
      <text:p text:style-name="P2">Queer Monstrosity – @art_by_akira<text:span text:style-name="T2">.......</text:span><text:span text:style-name="T5">12</text:span></text:p>
      <text:p text:style-name="P6">Wicca: Spirituality and Consumerism – Vivianne Dambeck<text:span text:style-name="T2">........................</text:span><text:span text:style-name="T5">1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Monofur Nerd Font" svg:font-family="'Monofur Nerd Font'" style:font-adornments="Regular" style:font-pitch="fixed"/>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Nimbus Roman" fo:font-size="12pt" fo:language="en" fo:country="US" style:letter-kerning="true" style:font-name-asian="Nimbus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00%" style:page-number="auto"/>
      <style:text-properties style:font-name="Monofur Nerd Font" fo:font-family="'Monofur Nerd Font'" style:font-style-name="Regular" style:font-pitch="fixed"/>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110781" officeooo:paragraph-rsid="00110781"/>
    </style:style>
    <style:page-layout style:name="Mpm1">
      <style:page-layout-properties fo:page-width="5.5in" fo:page-height="8.5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4T13:13:23.321283682</meta:creation-date>
    <dc:date>2023-10-24T18:16:07.625660410</dc:date>
    <meta:editing-duration>PT11M3S</meta:editing-duration>
    <meta:editing-cycles>7</meta:editing-cycles>
    <meta:generator>LibreOffice/7.5.7.1$Linux_X86_64 LibreOffice_project/50$Build-1</meta:generator>
    <meta:document-statistic meta:table-count="0" meta:image-count="0" meta:object-count="0" meta:page-count="1" meta:paragraph-count="11" meta:word-count="83" meta:character-count="657" meta:non-whitespace-character-count="579"/>
  </office:meta>
</office:document-meta>
</file>